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ffffff" loext:opacity="100%" style:font-name="Droid Sans Mono" fo:font-size="10.5pt" fo:font-weight="normal" fo:background-color="#000000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ffffff" loext:opacity="100%" style:font-name="Droid Sans Mono" fo:font-size="10.5pt" fo:font-weight="normal" fo:background-color="transparent"/>
    </style:style>
    <style:style style:name="P3" style:family="paragraph" style:parent-style-name="Standard">
      <style:paragraph-properties fo:margin-top="0cm" fo:margin-bottom="0.499cm" style:contextual-spacing="false" style:line-height-at-least="0.503cm"/>
      <style:text-properties fo:color="#ffffff" loext:opacity="100%" style:font-name="Droid Sans Mono" fo:font-size="10.5pt" fo:font-weight="normal" fo:background-color="transparent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style:font-name="Droid Sans Mono" fo:font-size="10.5pt" fo:font-weight="normal" fo:background-color="#000000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style:font-name="Droid Sans Mono" fo:font-size="10.5pt" fo:font-weight="normal" fo:background-color="transparent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7ca668" loext:opacity="100%" style:font-name="Droid Sans Mono" fo:font-size="10.5pt" fo:font-weight="normal" fo:background-color="transparent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style:line-height-at-least="0.503cm"/>
      <style:text-properties fo:background-color="transparent"/>
    </style:style>
    <style:style style:name="T1" style:family="text">
      <style:text-properties fo:color="#569cd6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586c0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4ec9b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f</text:span> <text:span text:style-name="T2">encontrar_nomes_iguais</text:span>(<text:span text:style-name="T3">nome_arquivo1</text:span>, <text:span text:style-name="T3">nome_arquivo2</text:span>, <text:span text:style-name="T3">nome_arquivo_saida</text:span>):</text:p>
      <text:p text:style-name="P4">"""</text:p>
      <text:p text:style-name="P4">Lê nomes de dois arquivos, encontra os nomes que aparecem em ambos, considerando</text:p>
      <text:p text:style-name="P4">letras maiúsculas e minúsculas, e grava esses nomes em um terceiro arquivo.</text:p>
      <text:p text:style-name="P7"/>
      <text:p text:style-name="P5">Args:</text:p>
      <text:p text:style-name="P5">nome_arquivo1 (str): O nome do primeiro arquivo de entrada.</text:p>
      <text:p text:style-name="P5">nome_arquivo2 (str): O nome do segundo arquivo de entrada.</text:p>
      <text:p text:style-name="P5">nome_arquivo_saida (str): O nome do arquivo de saída.</text:p>
      <text:p text:style-name="P5">"""</text:p>
      <text:p text:style-name="P2"><text:span text:style-name="T4">try</text:span>:</text:p>
      <text:p text:style-name="P2"><text:span text:style-name="T4">with</text:span> <text:span text:style-name="T2">open</text:span>(<text:span text:style-name="T3">nome_arquivo1</text:span>, <text:span text:style-name="T5">"r"</text:span>, <text:span text:style-name="T3">encoding</text:span><text:span text:style-name="T6">=</text:span><text:span text:style-name="T5">"utf-8"</text:span>) <text:span text:style-name="T4">as</text:span> <text:span text:style-name="T3">arquivo1</text:span>:</text:p>
      <text:p text:style-name="P2"><text:span text:style-name="T3">nomes1</text:span> <text:span text:style-name="T6">=</text:span> <text:span text:style-name="T7">set</text:span>(<text:span text:style-name="T3">arquivo1</text:span>.<text:span text:style-name="T2">read</text:span>().<text:span text:style-name="T2">splitlines</text:span>())</text:p>
      <text:p text:style-name="P2"><text:span text:style-name="T4">with</text:span> <text:span text:style-name="T2">open</text:span>(<text:span text:style-name="T3">nome_arquivo2</text:span>, <text:span text:style-name="T5">"r"</text:span>, <text:span text:style-name="T3">encoding</text:span><text:span text:style-name="T6">=</text:span><text:span text:style-name="T5">"utf-8"</text:span>) <text:span text:style-name="T4">as</text:span> <text:span text:style-name="T3">arquivo2</text:span>:</text:p>
      <text:p text:style-name="P2"><text:span text:style-name="T3">nomes2</text:span> <text:span text:style-name="T6">=</text:span> <text:span text:style-name="T7">set</text:span>(<text:span text:style-name="T3">arquivo2</text:span>.<text:span text:style-name="T2">read</text:span>().<text:span text:style-name="T2">splitlines</text:span>())</text:p>
      <text:p text:style-name="P8"/>
      <text:p text:style-name="P2"><text:span text:style-name="T3">nomes_iguais</text:span> <text:span text:style-name="T6">=</text:span> <text:span text:style-name="T3">nomes1</text:span>.<text:span text:style-name="T2">intersection</text:span>(<text:span text:style-name="T3">nomes2</text:span>)</text:p>
      <text:p text:style-name="P8"/>
      <text:p text:style-name="P2"><text:span text:style-name="T4">with</text:span> <text:span text:style-name="T2">open</text:span>(<text:span text:style-name="T3">nome_arquivo_saida</text:span>, <text:span text:style-name="T5">"w"</text:span>, <text:span text:style-name="T3">encoding</text:span><text:span text:style-name="T6">=</text:span><text:span text:style-name="T5">"utf-8"</text:span>) <text:span text:style-name="T4">as</text:span> <text:span text:style-name="T3">arquivo_saida</text:span>:</text:p>
      <text:p text:style-name="P2"><text:span text:style-name="T4">for</text:span> <text:span text:style-name="T3">nome</text:span> <text:span text:style-name="T4">in</text:span> <text:span text:style-name="T3">nomes_iguais</text:span>:</text:p>
      <text:p text:style-name="P2"><text:span text:style-name="T3">arquivo_saida</text:span>.<text:span text:style-name="T2">write</text:span>(<text:span text:style-name="T3">nome</text:span> <text:span text:style-name="T6">+</text:span> <text:span text:style-name="T5">"</text:span><text:span text:style-name="T1">\n</text:span><text:span text:style-name="T5">"</text:span>)</text:p>
      <text:p text:style-name="P8"/>
      <text:p text:style-name="P2"><text:span text:style-name="T2">print</text:span>(<text:span text:style-name="T1">f</text:span><text:span text:style-name="T5">"Nomes iguais encontrados e gravados em '</text:span><text:span text:style-name="T1">{</text:span><text:span text:style-name="T3">nome_arquivo_saida</text:span><text:span text:style-name="T1">}</text:span><text:span text:style-name="T5">':"</text:span>)</text:p>
      <text:p text:style-name="P2"><text:span text:style-name="T4">for</text:span> <text:span text:style-name="T3">nome</text:span> <text:span text:style-name="T4">in</text:span> <text:span text:style-name="T3">nomes_iguais</text:span>:</text:p>
      <text:p text:style-name="P2"><text:span text:style-name="T2">print</text:span>(<text:span text:style-name="T3">nome</text:span>)</text:p>
      <text:p text:style-name="P8"/>
      <text:p text:style-name="P2"><text:span text:style-name="T4">except</text:span> <text:span text:style-name="T7">FileNotFoundError</text:span>:</text:p>
      <text:p text:style-name="P2"><text:span text:style-name="T2">print</text:span>(<text:span text:style-name="T1">f</text:span><text:span text:style-name="T5">"Erro: Um ou ambos os arquivos '</text:span><text:span text:style-name="T1">{</text:span><text:span text:style-name="T3">nome_arquivo1</text:span><text:span text:style-name="T1">}</text:span><text:span text:style-name="T5">' e '</text:span><text:span text:style-name="T1">{</text:span><text:span text:style-name="T3">nome_arquivo2</text:span><text:span text:style-name="T1">}</text:span><text:span text:style-name="T5">' não foram encontrados."</text:span>)</text:p>
      <text:p text:style-name="P2"><text:span text:style-name="T4">except</text:span> <text:span text:style-name="T7">Exception</text:span> <text:span text:style-name="T4">as</text:span> <text:span text:style-name="T3">e</text:span>:</text:p>
      <text:p text:style-name="P2"><text:span text:style-name="T2">print</text:span>(<text:span text:style-name="T1">f</text:span><text:span text:style-name="T5">"Ocorreu um erro inesperado: </text:span><text:span text:style-name="T1">{</text:span><text:span text:style-name="T3">e</text:span><text:span text:style-name="T1">}</text:span><text:span text:style-name="T5">"</text:span>)</text:p>
      <text:p text:style-name="P3"><text:line-break/></text:p>
      <text:p text:style-name="P2"><text:span text:style-name="T4">if</text:span> <text:span text:style-name="T3">__name__</text:span> <text:span text:style-name="T6">==</text:span> <text:span text:style-name="T5">"__main__"</text:span>:</text:p>
      <text:p text:style-name="P6"># Nomes dos arquivos (certifique-se de que eles existam)</text:p>
      <text:p text:style-name="P2"><text:span text:style-name="T3">nome_arquivo1</text:span> <text:span text:style-name="T6">=</text:span> <text:span text:style-name="T5">"nome5.txt"</text:span></text:p>
      <text:p text:style-name="P2"><text:span text:style-name="T3">nome_arquivo2</text:span> <text:span text:style-name="T6">=</text:span> <text:span text:style-name="T5">"nome6.txt"</text:span></text:p>
      <text:p text:style-name="P2"><text:span text:style-name="T3">nome_arquivo_saida</text:span> <text:span text:style-name="T6">=</text:span> <text:span text:style-name="T5">"novalista10.txt"</text:span></text:p>
      <text:p text:style-name="P8"/>
      <text:p text:style-name="P2"><text:span text:style-name="T2">encontrar_nomes_iguais</text:span>(<text:span text:style-name="T3">nome_arquivo1</text:span>, <text:span text:style-name="T3">nome_arquivo2</text:span>, <text:span text:style-name="T3">nome_arquivo_saida</text:span>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draw:fill="solid" draw:fill-color="#00000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00:59:36.470977358</meta:creation-date>
    <dc:date>2025-05-10T01:01:43.326126674</dc:date>
    <meta:editing-duration>PT2M1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2" meta:word-count="153" meta:character-count="1333" meta:non-whitespace-character-count="1210"/>
  </office:meta>
</office:document-meta>
</file>